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omic Sans MS" style:font-name-asian="Times New Roman" style:font-name-complex="Times New Roman" fo:font-weight="bold" style:font-weight-asian="bold" style:text-underline-type="single" style:text-underline-style="solid" style:text-underline-width="auto" style:text-underline-mode="continuous" fo:language="fr" fo:country="BE"/>
    </style:style>
    <style:style style:name="P2" style:parent-style-name="Normal" style:family="paragraph">
      <style:paragraph-properties fo:text-align="center"/>
      <style:text-properties style:font-name="Comic Sans MS" style:font-name-asian="Times New Roman" style:font-name-complex="Times New Roman" fo:font-weight="bold" style:font-weight-asian="bold" style:text-underline-type="single" style:text-underline-style="solid" style:text-underline-width="auto" style:text-underline-mode="continuous" fo:language="fr" fo:country="BE"/>
    </style:style>
    <style:style style:name="P3" style:parent-style-name="Normal" style:family="paragraph">
      <style:text-properties style:font-name="Comic Sans MS" style:font-name-asian="Times New Roman" style:font-name-complex="Times New Roman" fo:language="fr" fo:country="BE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3" style:parent-style-name="Normal" style:family="paragraph">
      <style:text-properties style:font-name="Comic Sans MS" style:font-name-asian="Times New Roman" style:font-name-complex="Times New Roman" fo:language="fr" fo:country="BE"/>
    </style:style>
    <style:style style:name="P14" style:parent-style-name="Normal" style:family="paragraph">
      <style:text-properties style:font-name="Comic Sans MS" style:font-name-asian="Times New Roman" style:font-name-complex="Times New Roman" fo:language="fr" fo:country="BE"/>
    </style:style>
    <style:style style:name="P15" style:parent-style-name="Normal" style:family="paragraph">
      <style:text-properties style:font-name="Comic Sans MS" style:font-name-asian="Times New Roman" style:font-name-complex="Times New Roman" fo:language="fr" fo:country="BE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3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4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5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6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7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8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29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30" style:parent-style-name="Normal" style:family="paragraph">
      <style:paragraph-properties fo:border="0.0069in solid #000000" fo:padding-top="0.4305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mic Sans MS" style:font-name-asian="Times New Roman" style:font-name-complex="Times New Roman" fo:language="fr" fo:country="BE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2" style:parent-style-name="Normal" style:family="paragraph">
      <style:text-properties style:font-name="Comic Sans MS" style:font-name-asian="Times New Roman" style:font-name-complex="Times New Roman" fo:language="fr" fo:country="BE"/>
    </style:style>
    <style:style style:name="P33" style:parent-style-name="Normal" style:master-page-name="MP2" style:family="paragraph">
      <style:paragraph-properties fo:break-before="page"/>
      <style:text-properties fo:language="fr" fo:country="BE"/>
    </style:style>
  </office:automatic-styles>
  <office:body>
    <office:text text:use-soft-page-breaks="true">
      <text:p text:style-name="P1">Zone de travail :</text:p>
      <text:p text:style-name="P2"/>
      <text:p text:style-name="P3"/>
      <text:p text:style-name="P4">Question 1 :</text:p>
      <text:p text:style-name="P5"/>
      <text:p text:style-name="P6">Je constate au doc 3 que les malades touchés par la pandémie se retrouvent tous dans un gymnase et pas dans des hôpitaux.<text:s/></text:p>
      <text:p text:style-name="P7"/>
      <text:p text:style-name="P8"/>
      <text:p text:style-name="P9">Je me demande donc pourquoi ne sont-ils pas pris en charge dans des endroits plus spécifiques comme dans les hôpitaux ?<text:s/></text:p>
      <text:p text:style-name="P10"/>
      <text:p text:style-name="P11"/>
      <text:p text:style-name="P12"/>
      <text:p text:style-name="P13"/>
      <text:p text:style-name="P14"/>
      <text:p text:style-name="P15"/>
      <text:p text:style-name="P16">Question 2 :</text:p>
      <text:p text:style-name="P17"/>
      <text:p text:style-name="P18">Je constate au doc 4 que la pandémie touche tous les continents mais à aucun moment on ne parle du continent africain.<text:s/></text:p>
      <text:p text:style-name="P19"/>
      <text:p text:style-name="P20"/>
      <text:p text:style-name="P21">Je me demande donc : est-ce que la pandémie a atteint le continent africain ? Si oui, y a-t-il eu des lourdes pertes ?</text:p>
      <text:p text:style-name="P22"/>
      <text:p text:style-name="P23">Question 3 : (un peu plus compliqué sur base de 2 documents !)</text:p>
      <text:p text:style-name="P24"/>
      <text:p text:style-name="P25">Je constate au doc 6 que le port du masque est une réalité quotidienne pour les employés.<text:s/></text:p>
      <text:p text:style-name="P26"/>
      <text:p text:style-name="P27"/>
      <text:p text:style-name="P28">Et qu'au doc 2, je constate aucune mesure concernant le masque n'est en vigueur<text:s/>par le ministère de l’Intérieur.<text:s/></text:p>
      <text:p text:style-name="P29"/>
      <text:p text:style-name="P30">Donc je me pose la question :<text:s/>pourquoi le<text:s/>port du<text:s/>masque n'est pas une mesure obligatoire<text:s/>?</text:p>
      <text:p text:style-name="P31"/>
      <text:section text:name="Sect1" text:style-name="S1">
        <text:p text:style-name="P32"/>
      </text:section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-asian="Times New Roman" fo:font-size="12pt" style:font-size-asian="12pt" style:font-size-complex="12pt" fo:language="fr" fo:country="FR" style:language-asian="fr" style:country-asian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Times New Roman" fo:font-size="12pt" style:font-size-asian="12pt" style:font-size-complex="12pt" fo:language="fr" fo:country="FR" style:language-asian="fr" style:country-asian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Times New Roman" fo:font-size="12pt" style:font-size-asian="12pt" style:font-size-complex="12pt" fo:language="fr" fo:country="FR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1979in"/>
      </style:footer-style>
    </style:page-layout>
    <style:page-layout style:name="PL2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>
      <style:header>
        <text:p text:style-name="En-tête">Osman Abdo Aden<text:tab/>Histoire<text:tab/>15/05/20</text:p>
      </style:header>
    </style:master-page>
    <style:master-page style:name="MP2" style:page-layout-name="PL2">
      <style:header>
        <text:p text:style-name="En-tête">Osman Abdo Aden<text:tab/>Histoire<text:tab/>15/05/20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mankarembeu@outlook.com</meta:initial-creator>
    <dc:creator>osmankarembeu@outlook.com</dc:creator>
    <meta:creation-date>2020-05-15T18:32:00Z</meta:creation-date>
    <dc:date>2020-05-15T18:35:00Z</dc:date>
    <meta:template xlink:href="Normal" xlink:type="simple"/>
    <meta:editing-cycles>1</meta:editing-cycles>
    <meta:editing-duration>PT180S</meta:editing-duration>
    <meta:document-statistic meta:page-count="2" meta:paragraph-count="1" meta:word-count="140" meta:character-count="909" meta:row-count="6" meta:non-whitespace-character-count="770"/>
  </office:meta>
</office:document-meta>
</file>